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transparent" fo:color="#004dbb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18" style:family="text">
      <style:text-properties fo:font-size="12.00pt" fo:font-weight="bold" fo:font-family="'Liberation Serif'" style:font-family-asian="'Liberation Serif'" style:font-family-complex="'Liberation Serif'" fo:background-color="transparent" fo:color="#004dbb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transparent" fo:color="#004dbb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35" style:family="text">
      <style:text-properties fo:font-size="12.00pt" fo:font-weight="bold" fo:font-family="'Liberation Serif'" style:font-family-asian="'Liberation Serif'" style:font-family-complex="'Liberation Serif'" fo:background-color="transparent" fo:color="#004dbb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42" style:family="text">
      <style:text-properties fo:font-size="12.00pt" fo:font-weight="bold" fo:font-family="'Liberation Serif'" style:font-family-asian="'Liberation Serif'" style:font-family-complex="'Liberation Serif'" fo:background-color="transparent" fo:color="#004dbb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49" style:family="text">
      <style:text-properties fo:font-size="12.00pt" fo:font-weight="bold" fo:font-family="'Liberation Serif'" style:font-family-asian="'Liberation Serif'" style:font-family-complex="'Liberation Serif'" fo:background-color="transparent" fo:color="#004dbb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transparent" fo:color="#ff3333"/>
    </style:style>
    <style:style style:name="T62" style:family="text">
      <style:text-properties fo:font-size="12.00pt" fo:font-weight="bold" fo:font-family="'Liberation Serif'" style:font-family-asian="'Liberation Serif'" style:font-family-complex="'Liberation Serif'" fo:background-color="transparent" fo:color="#004dbb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fo:color="#004dbb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10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54117.35pt" style:type="right"/>
          <style:tab-stop style:position="-2.70pt"/>
          <style:tab-stop style:position="156.30pt"/>
        </style:tab-stops>
      </style:paragraph-properties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54117.35pt" style:type="right"/>
          <style:tab-stop style:position="-2.70pt"/>
          <style:tab-stop style:position="156.30pt"/>
        </style:tab-stops>
      </style:paragraph-properties>
    </style:style>
    <style:style style:name="P5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center"/>
    </style:style>
    <style:style style:name="P8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center"/>
    </style:style>
    <style:style style:name="P14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center"/>
    </style:style>
    <style:style style:name="P17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center"/>
    </style:style>
    <style:style style:name="P20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center"/>
    </style:style>
    <style:style style:name="P23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center"/>
    </style:style>
    <style:style style:name="P26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center"/>
    </style:style>
    <style:style style:name="P29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center"/>
    </style:style>
    <style:style style:name="P32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center"/>
    </style:style>
    <style:style style:name="P35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center"/>
    </style:style>
    <style:style style:name="P38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center"/>
    </style:style>
    <style:style style:name="P41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center"/>
    </style:style>
    <style:style style:name="P44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center"/>
    </style:style>
    <style:style style:name="P47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center"/>
    </style:style>
    <style:style style:name="P50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center"/>
    </style:style>
    <style:style style:name="P53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54117.35pt" style:type="right"/>
          <style:tab-stop style:position="838845.30pt"/>
          <style:tab-stop style:position="156.30pt"/>
        </style:tab-stops>
      </style:paragraph-properties>
    </style:style>
    <style:style style:name="P56" style:family="paragraph">
      <style:paragraph-properties fo:line-height="100.00%" fo:text-align="center"/>
    </style:style>
    <style:style style:name="P57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54117.35pt" style:type="right"/>
          <style:tab-stop style:position="838845.30pt"/>
          <style:tab-stop style:position="156.30pt"/>
        </style:tab-stops>
      </style:paragraph-properties>
    </style:style>
    <style:style style:name="P58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center"/>
    </style:style>
    <style:style style:name="P61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center"/>
    </style:style>
    <style:style style:name="P64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center"/>
    </style:style>
    <style:style style:name="P67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center"/>
    </style:style>
    <style:style style:name="P70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center"/>
    </style:style>
    <style:style style:name="P73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74" style:family="paragraph">
      <style:paragraph-properties fo:line-height="100.00%" fo:text-align="left"/>
    </style:style>
    <style:style style:name="P75" style:family="paragraph">
      <style:paragraph-properties fo:line-height="100.00%" fo:text-align="center"/>
    </style:style>
    <style:style style:name="P76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center"/>
    </style:style>
    <style:style style:name="P79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center"/>
    </style:style>
    <style:style style:name="P82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center"/>
    </style:style>
    <style:style style:name="P85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86" style:family="paragraph">
      <style:paragraph-properties fo:line-height="100.00%" fo:text-align="left"/>
    </style:style>
    <style:style style:name="P87" style:family="paragraph">
      <style:paragraph-properties fo:line-height="100.00%" fo:text-align="center"/>
    </style:style>
    <style:style style:name="P88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89" style:family="paragraph">
      <style:paragraph-properties fo:line-height="100.00%" fo:text-align="left"/>
    </style:style>
    <style:style style:name="P90" style:family="paragraph">
      <style:paragraph-properties fo:line-height="100.00%" fo:text-align="center"/>
    </style:style>
    <style:style style:name="P91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92" style:family="paragraph">
      <style:paragraph-properties fo:line-height="100.00%" fo:text-align="left"/>
    </style:style>
    <style:style style:name="P93" style:family="paragraph">
      <style:paragraph-properties fo:line-height="100.00%" fo:text-align="center"/>
    </style:style>
    <style:style style:name="P94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95" style:family="paragraph">
      <style:paragraph-properties fo:line-height="100.00%" fo:text-align="left"/>
    </style:style>
    <style:style style:name="P96" style:family="paragraph">
      <style:paragraph-properties fo:line-height="100.00%" fo:text-align="center"/>
    </style:style>
    <style:style style:name="P97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98" style:family="paragraph">
      <style:paragraph-properties fo:line-height="100.00%" fo:text-align="left"/>
    </style:style>
    <style:style style:name="P99" style:family="paragraph">
      <style:paragraph-properties fo:line-height="100.00%" fo:text-align="center"/>
    </style:style>
    <style:style style:name="P100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101" style:family="paragraph">
      <style:paragraph-properties fo:line-height="100.00%" fo:text-align="left"/>
    </style:style>
    <style:style style:name="P102" style:family="paragraph">
      <style:paragraph-properties fo:line-height="100.00%" fo:text-align="center"/>
    </style:style>
    <style:style style:name="P103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104" style:family="paragraph">
      <style:paragraph-properties fo:line-height="100.00%" fo:text-align="left"/>
    </style:style>
    <style:style style:name="P105" style:family="paragraph">
      <style:paragraph-properties fo:line-height="100.00%" fo:text-align="center"/>
    </style:style>
    <style:style style:name="P106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107" style:family="paragraph">
      <style:paragraph-properties fo:line-height="100.00%" fo:text-align="left"/>
    </style:style>
    <style:style style:name="P108" style:family="paragraph">
      <style:paragraph-properties fo:line-height="100.00%" fo:text-align="center"/>
    </style:style>
    <style:style style:name="P109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110" style:family="paragraph">
      <style:paragraph-properties fo:line-height="100.00%" fo:text-align="left"/>
    </style:style>
    <style:style style:name="P111" style:family="paragraph">
      <style:paragraph-properties fo:line-height="100.00%" fo:text-align="center"/>
    </style:style>
    <style:style style:name="P112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113" style:family="paragraph">
      <style:paragraph-properties fo:line-height="100.00%" fo:text-align="left"/>
    </style:style>
    <style:style style:name="P114" style:family="paragraph">
      <style:paragraph-properties fo:line-height="100.00%" fo:text-align="center"/>
    </style:style>
    <style:style style:name="P115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116" style:family="paragraph">
      <style:paragraph-properties fo:line-height="100.00%" fo:text-align="left"/>
    </style:style>
    <style:style style:name="P117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54117.35pt" style:type="right"/>
          <style:tab-stop style:position="838845.30pt"/>
          <style:tab-stop style:position="156.30pt"/>
        </style:tab-stops>
      </style:paragraph-properties>
    </style:style>
    <style:style style:name="P118" style:family="paragraph">
      <style:paragraph-properties fo:line-height="100.00%" fo:text-align="center"/>
    </style:style>
    <style:style style:name="P119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54117.35pt" style:type="right"/>
          <style:tab-stop style:position="838845.30pt"/>
          <style:tab-stop style:position="156.30pt"/>
        </style:tab-stops>
      </style:paragraph-properties>
    </style:style>
    <style:style style:name="P120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121" style:family="paragraph">
      <style:paragraph-properties fo:line-height="100.00%" fo:text-align="left"/>
    </style:style>
    <style:style style:name="P122" style:family="paragraph">
      <style:paragraph-properties fo:line-height="100.00%" fo:text-align="center"/>
    </style:style>
    <style:style style:name="P123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124" style:family="paragraph">
      <style:paragraph-properties fo:line-height="100.00%" fo:text-align="left"/>
    </style:style>
    <style:style style:name="P125" style:family="paragraph">
      <style:paragraph-properties fo:line-height="100.00%" fo:text-align="center"/>
    </style:style>
    <style:style style:name="P126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127" style:family="paragraph">
      <style:paragraph-properties fo:line-height="100.00%" fo:text-align="left"/>
    </style:style>
    <style:style style:name="P128" style:family="paragraph">
      <style:paragraph-properties fo:line-height="100.00%" fo:text-align="center"/>
    </style:style>
    <style:style style:name="P129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130" style:family="paragraph">
      <style:paragraph-properties fo:line-height="100.00%" fo:text-align="left"/>
    </style:style>
    <style:style style:name="P131" style:family="paragraph">
      <style:paragraph-properties fo:line-height="100.00%" fo:text-align="center"/>
    </style:style>
    <style:style style:name="P132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133" style:family="paragraph">
      <style:paragraph-properties fo:line-height="100.00%" fo:text-align="left"/>
    </style:style>
    <style:style style:name="P134" style:family="paragraph">
      <style:paragraph-properties fo:line-height="100.00%" fo:text-align="center"/>
    </style:style>
    <style:style style:name="P135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136" style:family="paragraph">
      <style:paragraph-properties fo:line-height="100.00%" fo:text-align="left"/>
    </style:style>
    <style:style style:name="P137" style:family="paragraph">
      <style:paragraph-properties fo:line-height="100.00%" fo:text-align="center"/>
    </style:style>
    <style:style style:name="P138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139" style:family="paragraph">
      <style:paragraph-properties fo:line-height="100.00%" fo:text-align="left"/>
    </style:style>
    <style:style style:name="P140" style:family="paragraph">
      <style:paragraph-properties fo:line-height="100.00%" fo:text-align="center"/>
    </style:style>
    <style:style style:name="P141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142" style:family="paragraph">
      <style:paragraph-properties fo:line-height="100.00%" fo:text-align="left"/>
    </style:style>
    <style:style style:name="P143" style:family="paragraph">
      <style:paragraph-properties fo:line-height="100.00%" fo:text-align="center"/>
    </style:style>
    <style:style style:name="P144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145" style:family="paragraph">
      <style:paragraph-properties fo:line-height="100.00%" fo:text-align="left"/>
    </style:style>
    <style:style style:name="P146" style:family="paragraph">
      <style:paragraph-properties fo:line-height="100.00%" fo:text-align="center"/>
    </style:style>
    <style:style style:name="P147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148" style:family="paragraph">
      <style:paragraph-properties fo:line-height="100.00%" fo:text-align="left"/>
    </style:style>
    <style:style style:name="P149" style:family="paragraph">
      <style:paragraph-properties fo:line-height="100.00%" fo:text-align="center"/>
    </style:style>
    <style:style style:name="P150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151" style:family="paragraph">
      <style:paragraph-properties fo:line-height="100.00%" fo:text-align="left"/>
    </style:style>
    <style:style style:name="P152" style:family="paragraph">
      <style:paragraph-properties fo:line-height="100.00%" fo:text-align="center"/>
    </style:style>
    <style:style style:name="P153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154" style:family="paragraph">
      <style:paragraph-properties fo:line-height="100.00%" fo:text-align="left"/>
    </style:style>
    <style:style style:name="P155" style:family="paragraph">
      <style:paragraph-properties fo:line-height="100.00%" fo:text-align="center"/>
    </style:style>
    <style:style style:name="P156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157" style:family="paragraph">
      <style:paragraph-properties fo:line-height="100.00%" fo:text-align="left"/>
    </style:style>
    <style:style style:name="P158" style:family="paragraph">
      <style:paragraph-properties fo:line-height="100.00%" fo:text-align="center"/>
    </style:style>
    <style:style style:name="P159" style:family="paragraph">
      <style:paragraph-properties fo:line-height="100.00%" fo:text-align="left" fo:margin-left="2.70pt" fo:text-indent="-2.70pt">
        <style:tab-stops>
          <style:tab-stop style:position="22.80pt"/>
          <style:tab-stop style:position="3286.95pt" style:type="center"/>
          <style:tab-stop style:position="421118.95pt" style:type="right"/>
          <style:tab-stop style:position="758678.90pt"/>
          <style:tab-stop style:position="156.30pt"/>
        </style:tab-stops>
      </style:paragraph-properties>
    </style:style>
    <style:style style:name="P160" style:family="paragraph">
      <style:paragraph-properties fo:line-height="100.00%" fo:text-align="left"/>
    </style:style>
    <text:list-style style:name="L16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1" style:family="paragraph">
      <style:paragraph-properties fo:line-height="100.00%" fo:text-align="left" fo:margin-left="-18.00pt" fo:text-indent="18.00pt"/>
    </style:style>
    <style:style style:name="P162" style:family="paragraph">
      <style:paragraph-properties fo:line-height="100.00%" fo:text-align="left"/>
    </style:style>
    <style:style style:name="TableColumn0100" style:family="table-column">
      <style:table-column-properties style:column-width="0.354167in"/>
    </style:style>
    <style:style style:name="TableColumn0101" style:family="table-column">
      <style:table-column-properties style:column-width="2.208333in"/>
    </style:style>
    <style:style style:name="TableColumn0102" style:family="table-column">
      <style:table-column-properties style:column-width="1.687500in"/>
    </style:style>
    <style:style style:name="TableColumn0103" style:family="table-column">
      <style:table-column-properties style:column-width="1.770833in"/>
    </style:style>
    <style:style style:name="TableColumn0104" style:family="table-column">
      <style:table-column-properties style:column-width="0.677083in"/>
    </style:style>
    <style:style style:name="Table01" style:family="table">
      <style:table-properties style:width="6.69791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 0 0 0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 0 0 0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 0 0 0"/>
    </style:style>
    <style:style style:name="TableCell01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 0 0 0"/>
    </style:style>
    <style:style style:name="TableCell0100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4" style:family="table-row">
      <style:table-row-properties/>
    </style:style>
    <style:style style:name="TableCell011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5" style:family="table-row">
      <style:table-row-properties/>
    </style:style>
    <style:style style:name="TableCell011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5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6" style:family="table-row">
      <style:table-row-properties/>
    </style:style>
    <style:style style:name="TableCell011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6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6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200" style:family="table-column">
      <style:table-column-properties style:column-width="0.354167in"/>
    </style:style>
    <style:style style:name="TableColumn0201" style:family="table-column">
      <style:table-column-properties style:column-width="2.208333in"/>
    </style:style>
    <style:style style:name="TableColumn0202" style:family="table-column">
      <style:table-column-properties style:column-width="1.687500in"/>
    </style:style>
    <style:style style:name="TableColumn0203" style:family="table-column">
      <style:table-column-properties style:column-width="1.770833in"/>
    </style:style>
    <style:style style:name="TableColumn0204" style:family="table-column">
      <style:table-column-properties style:column-width="0.677083in"/>
    </style:style>
    <style:style style:name="Table02" style:family="table">
      <style:table-properties style:width="6.697917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 0 0 0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 0 0 0"/>
    </style:style>
    <style:style style:name="TableCell02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 0 0 0"/>
    </style:style>
    <style:style style:name="TableCell02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 0 0 0"/>
    </style:style>
    <style:style style:name="TableCell0200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 0 0 0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5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6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6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7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7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7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8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8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8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09" style:family="table-row">
      <style:table-row-properties/>
    </style:style>
    <style:style style:name="TableCell02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9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9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09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10" style:family="table-row">
      <style:table-row-properties/>
    </style:style>
    <style:style style:name="TableCell02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0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11" style:family="table-row">
      <style:table-row-properties/>
    </style:style>
    <style:style style:name="TableCell02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12" style:family="table-row">
      <style:table-row-properties/>
    </style:style>
    <style:style style:name="TableCell02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13" style:family="table-row">
      <style:table-row-properties/>
    </style:style>
    <style:style style:name="TableCell021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14" style:family="table-row">
      <style:table-row-properties/>
    </style:style>
    <style:style style:name="TableCell021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15" style:family="table-row">
      <style:table-row-properties/>
    </style:style>
    <style:style style:name="TableCell021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5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16" style:family="table-row">
      <style:table-row-properties/>
    </style:style>
    <style:style style:name="TableCell021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6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6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17" style:family="table-row">
      <style:table-row-properties/>
    </style:style>
    <style:style style:name="TableCell021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7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7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7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18" style:family="table-row">
      <style:table-row-properties/>
    </style:style>
    <style:style style:name="TableCell021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8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8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8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219" style:family="table-row">
      <style:table-row-properties/>
    </style:style>
    <style:style style:name="TableCell021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9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9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219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300" style:family="table-column">
      <style:table-column-properties style:column-width="0.354167in"/>
    </style:style>
    <style:style style:name="TableColumn0301" style:family="table-column">
      <style:table-column-properties style:column-width="2.208333in"/>
    </style:style>
    <style:style style:name="TableColumn0302" style:family="table-column">
      <style:table-column-properties style:column-width="1.687500in"/>
    </style:style>
    <style:style style:name="TableColumn0303" style:family="table-column">
      <style:table-column-properties style:column-width="1.770833in"/>
    </style:style>
    <style:style style:name="TableColumn0304" style:family="table-column">
      <style:table-column-properties style:column-width="0.677083in"/>
    </style:style>
    <style:style style:name="Table03" style:family="table">
      <style:table-properties style:width="6.697917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 0 0 0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 0 0 0"/>
    </style:style>
    <style:style style:name="TableCell030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 0 0 0"/>
    </style:style>
    <style:style style:name="TableCell030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 0 0 0"/>
    </style:style>
    <style:style style:name="TableCell0300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 0 0 0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4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5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6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6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6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7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7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7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8" style:family="table-row">
      <style:table-row-properties/>
    </style:style>
    <style:style style:name="TableCell03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8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8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8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09" style:family="table-row">
      <style:table-row-properties/>
    </style:style>
    <style:style style:name="TableCell03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9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9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09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10" style:family="table-row">
      <style:table-row-properties/>
    </style:style>
    <style:style style:name="TableCell03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0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0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0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11" style:family="table-row">
      <style:table-row-properties/>
    </style:style>
    <style:style style:name="TableCell03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1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1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1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12" style:family="table-row">
      <style:table-row-properties/>
    </style:style>
    <style:style style:name="TableCell03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2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2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2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313" style:family="table-row">
      <style:table-row-properties/>
    </style:style>
    <style:style style:name="TableCell031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3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303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31304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PRUEBA #1 ............ OK</text:span></text:p>
      <text:p text:style-name="P1"><text:span text:style-name="T2">Generar una Agenda. Pedir un turno y generar una Consulta Medica exitosa.</text:span></text:p>
      <text:p text:style-name="P1"><text:span text:style-name="T3"/></text:p>
      <text:p text:style-name="P1"><text:span text:style-name="T4">PRUEBA #2 ............ OK</text:span></text:p>
      <text:p text:style-name="P1"><text:span text:style-name="T5">Generar 2 turnos. Cancelar uno de ellos. Generar una consulta por el restante que tenga 2 items de sintoma y diagnostico.</text:span></text:p>
      <text:p text:style-name="P1"><text:span text:style-name="T6"/></text:p>
      <text:p text:style-name="P1"><text:span text:style-name="T7">PRUEBA #3 ............. OK</text:span></text:p>
      <text:p text:style-name="P1"><text:span text:style-name="T8">Cancelación de Turnos por parte del Medico.</text:span></text:p>
      <text:p text:style-name="P1"><text:span text:style-name="T9"/></text:p>
      <text:p text:style-name="P1"><text:span text:style-name="T10">PRUEBA #4 ............<text:s/></text:span><text:span text:style-name="T11">ERROR<text:tab/></text:span><text:span text:style-name="T12">[CORREGIDO]<text:s text:c="3"/></text:span></text:p>
      <text:p text:style-name="P1"><text:span text:style-name="T13">Loguearse con un username que contenga espacios.</text:span></text:p>
      <text:p text:style-name="P1"><text:span text:style-name="T14"/></text:p>
      <text:p text:style-name="P1"><text:span text:style-name="T15">PRUEBA #5</text:span></text:p>
      <text:p text:style-name="P1"><text:span text:style-name="T16">Bloquear usuario por login fallido ………..<text:s/></text:span><text:span text:style-name="T17">ERROR<text:tab/></text:span><text:span text:style-name="T18">[CORREGIDO]<text:s text:c="3"/></text:span></text:p>
      <text:p text:style-name="P1"><text:span text:style-name="T19"/></text:p>
      <text:p text:style-name="P1"><text:span text:style-name="T20">PRUEBA #6</text:span><text:span text:style-name="T21"><text:s/>…………………...….<text:s/></text:span><text:span text:style-name="T22">[ERROR]<text:s/></text:span><text:span text:style-name="T23">[CORREGIDO]<text:s text:c="2"/></text:span><text:span text:style-name="T24"/></text:p>
      <text:p text:style-name="P1"><text:span text:style-name="T25">Cambio de Plan de Afiliado </text:span></text:p>
      <text:p text:style-name="P1"><text:span text:style-name="T25">No se usa la fecha del la App para registrar la fecha del cambio de plan.</text:span></text:p>
      <text:p text:style-name="P1"><text:span text:style-name="T26"/></text:p>
      <text:p text:style-name="P1"><text:span text:style-name="T27">PRUEBA #7<text:s/></text:span><text:span text:style-name="T28">…………………...….<text:s/></text:span><text:span text:style-name="T29">[ERROR]</text:span></text:p>
      <text:p text:style-name="P1"><text:span text:style-name="T30">Agregar un Familiar. El familiar se agrega OK, pero no se especifica qué relación tiene con el titular. El campo pac_tit_relación, siempre queda con valor 1. (Y debe rferenciar a la tabla Relación)</text:span></text:p>
      <text:p text:style-name="P1"><text:span text:style-name="T31"/></text:p>
      <text:p text:style-name="P1"><text:span text:style-name="T32">PRUEBA #8</text:span><text:span text:style-name="T33"><text:s/>…………………...….<text:s/></text:span><text:span text:style-name="T34">[WARNING]<text:s/></text:span><text:span text:style-name="T35">[CORREGIDO]<text:s text:c="3"/></text:span></text:p>
      <text:p text:style-name="P1"><text:span text:style-name="T36">Baja de afiliado. No se registra la fecha de la baja. (Es un detalle esto…). Sería lo último a tocar.</text:span></text:p>
      <text:p text:style-name="P1"><text:span text:style-name="T37">NOTA: paso como un parametro mas al procedimiento de "baja" la fecha del sistema, asi lo puedo agregar al paciente</text:span></text:p>
      <text:p text:style-name="P1"><text:span text:style-name="T38"/></text:p>
      <text:p text:style-name="P1"><text:span text:style-name="T39">PRUEBA #9<text:s/></text:span><text:span text:style-name="T40">…………………...….<text:s/></text:span><text:span text:style-name="T41">[ERROR]<text:s/></text:span><text:span text:style-name="T42">[CORREGIDO]<text:s text:c="3"/></text:span></text:p>
      <text:p text:style-name="P1"><text:span text:style-name="T43">Acerca del Login</text:span></text:p>
      <text:p text:style-name="P1"><text:span text:style-name="T43">No deberíamos poder loguearnos con un usuario cuyo afiliado relacionado fue dado de baja. Al dar de baja deberiamos poner el usuario en el estado correspondiente.</text:span></text:p>
      <text:p text:style-name="P1"><text:span text:style-name="T44">NOTA: hice dos cambios, primero al dar de baja a un afiliado, ademas de cambiar su estado a "inactivo", cambia el estado de su Usuario correspondiente y al momento de logear, el procedimiento controla en que estado esta el usuario para impedir el paso</text:span></text:p>
      <text:p text:style-name="P1"><text:span text:style-name="T45"/></text:p>
      <text:p text:style-name="P1"><text:span text:style-name="T46">PRUEBA #10<text:s/></text:span><text:span text:style-name="T47">…………………...….<text:s/></text:span><text:span text:style-name="T48">[ERROR]<text:s/></text:span><text:span text:style-name="T49">[CORREGIDO]<text:s text:c="3"/></text:span></text:p>
      <text:p text:style-name="P1"><text:span text:style-name="T50">a) No deberia poder comprarse Bonos para un Afiliado que fue dado de baja.</text:span></text:p>
      <text:p text:style-name="P1"><text:span text:style-name="T50">b) No deberia poder reservarse Turnos para un afiliado que fue dado de baja.</text:span></text:p>
      <text:p text:style-name="P1"><text:span text:style-name="T50">Un afiliado dado de baja no deberia loguearse, aun asi, actualmente, ambas cosas se pueden hacer siendo Admin. Y tampoco deberia poderse.</text:span></text:p>
      <text:p text:style-name="P1"><text:span text:style-name="T51">NOTA: agregue un boton previo para que verifique si ese afiliado esta dado de baja tanto en turnos como en bonos</text:span></text:p>
      <text:p text:style-name="P1"><text:span text:style-name="T52"/></text:p>
      <text:p text:style-name="P1"><text:span text:style-name="T52"/></text:p>
      <text:p text:style-name="P1"><text:span text:style-name="T53">PRUEBA #11 …………………………… [OK]</text:span></text:p>
      <text:p text:style-name="P1"><text:span text:style-name="T54">Uso de un bono por parte de un familiar (que no compró el bono).</text:span></text:p>
      <text:p text:style-name="P1"><text:span text:style-name="T55"/></text:p>
      <text:p text:style-name="P1"><text:span text:style-name="T56">PRUEBA #12 …………………………… [OK]</text:span></text:p>
      <text:p text:style-name="P1"><text:span text:style-name="T57">Uso de un bono para otro Plan para el que fue comprado (No deberia poderse hacer esto).</text:span></text:p>
      <text:p text:style-name="P1"><text:span text:style-name="T58"/></text:p>
      <text:p text:style-name="P1"><text:span text:style-name="T59">PRUEBA #14<text:s/></text:span><text:span text:style-name="T60">…………………...….<text:s/></text:span><text:span text:style-name="T61">[ERROR]<text:s text:c="2"/></text:span><text:span text:style-name="T62">[CORREGIDO] </text:span></text:p>
      <text:p text:style-name="P1"><text:span text:style-name="T63">Verificar que un turno se cancela con la baja del afiliado que lo generó.</text:span></text:p>
      <text:p text:style-name="P1"><text:span text:style-name="T64">NOTA: agregue otro update en el procedimiento de baja para q cancele los turnos y los inserte en la tabla de turnos cancelados</text:span></text:p>
      <text:p text:style-name="P1"><text:span text:style-name="T65"/></text:p>
      <text:p text:style-name="P1"><text:span text:style-name="T66">PRUEBA #15 …………………………… [ver abajo los detalles]</text:span></text:p>
      <text:p text:style-name="P1"><text:span text:style-name="T67">Listados Estadísticos</text:span></text:p>
      <text:p text:style-name="P1"><text:span text:style-name="T68"/></text:p>
      <text:p text:style-name="P1"><text:span text:style-name="T69">Al final hago algunas observaciones que no hacen a la funcionalidad.</text:span></text:p>
      <text:p text:style-name="P1"><text:span text:style-name="T70"/></text:p>
      <text:p text:style-name="P1"><text:span text:style-name="T70"/></text:p>
      <text:p text:style-name="P1"><text:span text:style-name="T71">NOTA</text:span></text:p>
      <text:p text:style-name="P1"><text:span text:style-name="T72">Luego de la prueba #1 generé agendas para varios médicos , con distintas especialidades y a lo largo del año con éxito.</text:span></text:p>
      <text:p text:style-name="P1"><text:span text:style-name="T73"/></text:p>
      <text:p text:style-name="P1"><text:span text:style-name="T73"/></text:p>
      <text:p text:style-name="P1"><text:span text:style-name="T73"/></text:p>
      <text:p text:style-name="P1"><text:span text:style-name="T74">PRUEBA #1</text:span></text:p>
      <text:p text:style-name="P1"><text:span text:style-name="T75"/></text:p>
      <text:p text:style-name="P1"><text:span text:style-name="T76">Generar una Agenda. Pedir un turno y generar una Consulta Medica exitosa.</text:span></text:p>
      <text:p text:style-name="P1"><text:span text:style-name="T77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row table:style-name="TableRow0100">
          <table:table-cell table:style-name="TableCell010000">
            <text:p text:style-name="P3"><text:span text:style-name="T78">#</text:span><text:span text:style-name="T79"/></text:p>
          </table:table-cell>
          <table:table-cell table:style-name="TableCell010001">
            <text:p text:style-name="P3"><text:span text:style-name="T80">Acción</text:span><text:span text:style-name="T81"/></text:p>
          </table:table-cell>
          <table:table-cell table:style-name="TableCell010002">
            <text:p text:style-name="P3"><text:span text:style-name="T82">Detalles</text:span><text:span text:style-name="T83"/></text:p>
          </table:table-cell>
          <table:table-cell table:style-name="TableCell010003">
            <text:p text:style-name="P3"><text:span text:style-name="T84">Comentarios</text:span><text:span text:style-name="T85"/></text:p>
          </table:table-cell>
          <table:table-cell table:style-name="TableCell010004">
            <text:p text:style-name="P3"><text:span text:style-name="T86">Res.</text:span><text:span text:style-name="T87"/></text:p>
          </table:table-cell>
        </table:table-row>
        <table:table-row table:style-name="TableRow0101">
          <table:table-cell table:style-name="TableCell010100">
            <text:p text:style-name="P6"><text:span text:style-name="T88">1</text:span><text:span text:style-name="T89"/></text:p>
          </table:table-cell>
          <table:table-cell table:style-name="TableCell010101">
            <text:p text:style-name="P6"><text:span text:style-name="T90">Login (médico 1)</text:span><text:span text:style-name="T91"/></text:p>
          </table:table-cell>
          <table:table-cell table:style-name="TableCell010102">
            <text:p text:style-name="P6"><text:span text:style-name="T91"/></text:p>
          </table:table-cell>
          <table:table-cell table:style-name="TableCell010103">
            <text:p text:style-name="P6"><text:span text:style-name="T91"/></text:p>
          </table:table-cell>
          <table:table-cell table:style-name="TableCell010104">
            <text:p text:style-name="P7"><text:span text:style-name="T92">OK</text:span><text:span text:style-name="T93"/></text:p>
          </table:table-cell>
        </table:table-row>
        <table:table-row table:style-name="TableRow0102">
          <table:table-cell table:style-name="TableCell010200">
            <text:p text:style-name="P9"><text:span text:style-name="T94">2</text:span><text:span text:style-name="T95"/></text:p>
          </table:table-cell>
          <table:table-cell table:style-name="TableCell010201">
            <text:p text:style-name="P9"><text:span text:style-name="T96">Generar Agenda (médico 1)</text:span><text:span text:style-name="T97"/></text:p>
          </table:table-cell>
          <table:table-cell table:style-name="TableCell010202">
            <text:p text:style-name="P9"><text:span text:style-name="T98">Ene/2016 ; L ; 10:00 a 12:00<text:s/></text:span><text:span text:style-name="T99"/></text:p>
          </table:table-cell>
          <table:table-cell table:style-name="TableCell010203">
            <text:p text:style-name="P9"><text:span text:style-name="T99"/></text:p>
          </table:table-cell>
          <table:table-cell table:style-name="TableCell010204">
            <text:p text:style-name="P10"><text:span text:style-name="T100">OK</text:span><text:span text:style-name="T101"/></text:p>
          </table:table-cell>
        </table:table-row>
        <table:table-row table:style-name="TableRow0103">
          <table:table-cell table:style-name="TableCell010300">
            <text:p text:style-name="P12"><text:span text:style-name="T102">2.1</text:span><text:span text:style-name="T103"/></text:p>
          </table:table-cell>
          <table:table-cell table:style-name="TableCell010301">
            <text:p text:style-name="P12"><text:span text:style-name="T104">--- Verificar Agenda en DB</text:span><text:span text:style-name="T105"/></text:p>
          </table:table-cell>
          <table:table-cell table:style-name="TableCell010302">
            <text:p text:style-name="P12"><text:span text:style-name="T105"/></text:p>
          </table:table-cell>
          <table:table-cell table:style-name="TableCell010303">
            <text:p text:style-name="P12"><text:span text:style-name="T105"/></text:p>
          </table:table-cell>
          <table:table-cell table:style-name="TableCell010304">
            <text:p text:style-name="P13"><text:span text:style-name="T106">OK</text:span><text:span text:style-name="T107"/></text:p>
          </table:table-cell>
        </table:table-row>
        <table:table-row table:style-name="TableRow0104">
          <table:table-cell table:style-name="TableCell010400">
            <text:p text:style-name="P15"><text:span text:style-name="T108">3</text:span><text:span text:style-name="T109"/></text:p>
          </table:table-cell>
          <table:table-cell table:style-name="TableCell010401">
            <text:p text:style-name="P15"><text:span text:style-name="T110">Login (Paciente 101)</text:span><text:span text:style-name="T111"/></text:p>
          </table:table-cell>
          <table:table-cell table:style-name="TableCell010402">
            <text:p text:style-name="P15"><text:span text:style-name="T111"/></text:p>
          </table:table-cell>
          <table:table-cell table:style-name="TableCell010403">
            <text:p text:style-name="P15"><text:span text:style-name="T111"/></text:p>
          </table:table-cell>
          <table:table-cell table:style-name="TableCell010404">
            <text:p text:style-name="P16"><text:span text:style-name="T112">OK</text:span><text:span text:style-name="T113"/></text:p>
          </table:table-cell>
        </table:table-row>
        <table:table-row table:style-name="TableRow0105">
          <table:table-cell table:style-name="TableCell010500">
            <text:p text:style-name="P18"><text:span text:style-name="T114">4</text:span><text:span text:style-name="T115"/></text:p>
          </table:table-cell>
          <table:table-cell table:style-name="TableCell010501">
            <text:p text:style-name="P18"><text:span text:style-name="T116">Comprar Bono Consulta</text:span><text:span text:style-name="T117"/></text:p>
          </table:table-cell>
          <table:table-cell table:style-name="TableCell010502">
            <text:p text:style-name="P18"><text:span text:style-name="T118">Cantidad = 3</text:span><text:span text:style-name="T119"/></text:p>
          </table:table-cell>
          <table:table-cell table:style-name="TableCell010503">
            <text:p text:style-name="P18"><text:span text:style-name="T120">Costo = 0</text:span><text:span text:style-name="T121"/></text:p>
          </table:table-cell>
          <table:table-cell table:style-name="TableCell010504">
            <text:p text:style-name="P19"><text:span text:style-name="T122">OK</text:span><text:span text:style-name="T123"/></text:p>
          </table:table-cell>
        </table:table-row>
        <table:table-row table:style-name="TableRow0106">
          <table:table-cell table:style-name="TableCell010600">
            <text:p text:style-name="P21"><text:span text:style-name="T124">4.1</text:span><text:span text:style-name="T125"/></text:p>
          </table:table-cell>
          <table:table-cell table:style-name="TableCell010601">
            <text:p text:style-name="P21"><text:span text:style-name="T126">--- Verificar Bonos en DB</text:span><text:span text:style-name="T127"/></text:p>
          </table:table-cell>
          <table:table-cell table:style-name="TableCell010602">
            <text:p text:style-name="P21"><text:span text:style-name="T127"/></text:p>
          </table:table-cell>
          <table:table-cell table:style-name="TableCell010603">
            <text:p text:style-name="P21"><text:span text:style-name="T127"/></text:p>
          </table:table-cell>
          <table:table-cell table:style-name="TableCell010604">
            <text:p text:style-name="P22"><text:span text:style-name="T128">OK</text:span><text:span text:style-name="T129"/></text:p>
          </table:table-cell>
        </table:table-row>
        <table:table-row table:style-name="TableRow0107">
          <table:table-cell table:style-name="TableCell010700">
            <text:p text:style-name="P24"><text:span text:style-name="T130">5</text:span><text:span text:style-name="T131"/></text:p>
          </table:table-cell>
          <table:table-cell table:style-name="TableCell010701">
            <text:p text:style-name="P24"><text:span text:style-name="T132">Generar Turno</text:span><text:span text:style-name="T133"/></text:p>
          </table:table-cell>
          <table:table-cell table:style-name="TableCell010702">
            <text:p text:style-name="P24"><text:span text:style-name="T134">Con médico = 1</text:span><text:span text:style-name="T135"/></text:p>
          </table:table-cell>
          <table:table-cell table:style-name="TableCell010703">
            <text:p text:style-name="P24"><text:span text:style-name="T136">fecha = 25/ENE/2016</text:span><text:span text:style-name="T137"/></text:p>
          </table:table-cell>
          <table:table-cell table:style-name="TableCell010704">
            <text:p text:style-name="P25"><text:span text:style-name="T138">OK</text:span><text:span text:style-name="T139"/></text:p>
          </table:table-cell>
        </table:table-row>
        <table:table-row table:style-name="TableRow0108">
          <table:table-cell table:style-name="TableCell010800">
            <text:p text:style-name="P27"><text:span text:style-name="T140">5.1</text:span><text:span text:style-name="T141"/></text:p>
          </table:table-cell>
          <table:table-cell table:style-name="TableCell010801">
            <text:p text:style-name="P27"><text:span text:style-name="T142">--- Verificar Turno en DB</text:span><text:span text:style-name="T143"/></text:p>
          </table:table-cell>
          <table:table-cell table:style-name="TableCell010802">
            <text:p text:style-name="P27"><text:span text:style-name="T143"/></text:p>
          </table:table-cell>
          <table:table-cell table:style-name="TableCell010803">
            <text:p text:style-name="P27"><text:span text:style-name="T143"/></text:p>
          </table:table-cell>
          <table:table-cell table:style-name="TableCell010804">
            <text:p text:style-name="P28"><text:span text:style-name="T144">OK</text:span><text:span text:style-name="T145"/></text:p>
          </table:table-cell>
        </table:table-row>
        <table:table-row table:style-name="TableRow0109">
          <table:table-cell table:style-name="TableCell010900">
            <text:p text:style-name="P30"><text:span text:style-name="T146">6</text:span><text:span text:style-name="T147"/></text:p>
          </table:table-cell>
          <table:table-cell table:style-name="TableCell010901">
            <text:p text:style-name="P30"><text:span text:style-name="T148">Login ADMIN</text:span><text:span text:style-name="T149"/></text:p>
          </table:table-cell>
          <table:table-cell table:style-name="TableCell010902">
            <text:p text:style-name="P30"><text:span text:style-name="T150">Con fecha = 25/ENE/2016</text:span><text:span text:style-name="T151"/></text:p>
          </table:table-cell>
          <table:table-cell table:style-name="TableCell010903">
            <text:p text:style-name="P30"><text:span text:style-name="T151"/></text:p>
          </table:table-cell>
          <table:table-cell table:style-name="TableCell010904">
            <text:p text:style-name="P31"><text:span text:style-name="T152">OK</text:span><text:span text:style-name="T153"/></text:p>
          </table:table-cell>
        </table:table-row>
        <table:table-row table:style-name="TableRow0110">
          <table:table-cell table:style-name="TableCell011000">
            <text:p text:style-name="P33"><text:span text:style-name="T154">6.1</text:span><text:span text:style-name="T155"/></text:p>
          </table:table-cell>
          <table:table-cell table:style-name="TableCell011001">
            <text:p text:style-name="P33"><text:span text:style-name="T156">Registrar Llegada<text:s/></text:span><text:span text:style-name="T157"/></text:p>
          </table:table-cell>
          <table:table-cell table:style-name="TableCell011002">
            <text:p text:style-name="P33"><text:span text:style-name="T158">(del paciente = 101)</text:span><text:span text:style-name="T159"/></text:p>
          </table:table-cell>
          <table:table-cell table:style-name="TableCell011003">
            <text:p text:style-name="P33"><text:span text:style-name="T160">Turno = 202165</text:span></text:p>
            <text:p text:style-name="P33"><text:span text:style-name="T160">Bono = 192094</text:span><text:span text:style-name="T161"/></text:p>
          </table:table-cell>
          <table:table-cell table:style-name="TableCell011004">
            <text:p text:style-name="P34"><text:span text:style-name="T162">OK</text:span><text:span text:style-name="T163"/></text:p>
          </table:table-cell>
        </table:table-row>
        <table:table-row table:style-name="TableRow0111">
          <table:table-cell table:style-name="TableCell011100">
            <text:p text:style-name="P36"><text:span text:style-name="T164">6.2</text:span><text:span text:style-name="T165"/></text:p>
          </table:table-cell>
          <table:table-cell table:style-name="TableCell011101">
            <text:p text:style-name="P36"><text:span text:style-name="T166">–- Verificar Consulta en DB</text:span><text:span text:style-name="T167"/></text:p>
          </table:table-cell>
          <table:table-cell table:style-name="TableCell011102">
            <text:p text:style-name="P36"><text:span text:style-name="T167"/></text:p>
          </table:table-cell>
          <table:table-cell table:style-name="TableCell011103">
            <text:p text:style-name="P36"><text:span text:style-name="T167"/></text:p>
          </table:table-cell>
          <table:table-cell table:style-name="TableCell011104">
            <text:p text:style-name="P37"><text:span text:style-name="T168">OK</text:span><text:span text:style-name="T169"/></text:p>
          </table:table-cell>
        </table:table-row>
        <table:table-row table:style-name="TableRow0112">
          <table:table-cell table:style-name="TableCell011200">
            <text:p text:style-name="P39"><text:span text:style-name="T170">7</text:span><text:span text:style-name="T171"/></text:p>
          </table:table-cell>
          <table:table-cell table:style-name="TableCell011201">
            <text:p text:style-name="P39"><text:span text:style-name="T172">Login (medico 1)</text:span><text:span text:style-name="T173"/></text:p>
          </table:table-cell>
          <table:table-cell table:style-name="TableCell011202">
            <text:p text:style-name="P39"><text:span text:style-name="T173"/></text:p>
          </table:table-cell>
          <table:table-cell table:style-name="TableCell011203">
            <text:p text:style-name="P39"><text:span text:style-name="T173"/></text:p>
          </table:table-cell>
          <table:table-cell table:style-name="TableCell011204">
            <text:p text:style-name="P40"><text:span text:style-name="T174">OK</text:span><text:span text:style-name="T175"/></text:p>
          </table:table-cell>
        </table:table-row>
        <table:table-row table:style-name="TableRow0113">
          <table:table-cell table:style-name="TableCell011300">
            <text:p text:style-name="P42"><text:span text:style-name="T176">7.1</text:span><text:span text:style-name="T177"/></text:p>
          </table:table-cell>
          <table:table-cell table:style-name="TableCell011301">
            <text:p text:style-name="P42"><text:span text:style-name="T178">Registrar Atención</text:span><text:span text:style-name="T179"/></text:p>
          </table:table-cell>
          <table:table-cell table:style-name="TableCell011302">
            <text:p text:style-name="P42"><text:span text:style-name="T180">(usando 1 sint/diag)</text:span><text:span text:style-name="T181"/></text:p>
          </table:table-cell>
          <table:table-cell table:style-name="TableCell011303">
            <text:p text:style-name="P42"><text:span text:style-name="T181"/></text:p>
          </table:table-cell>
          <table:table-cell table:style-name="TableCell011304">
            <text:p text:style-name="P43"><text:span text:style-name="T182">OK</text:span><text:span text:style-name="T183"/></text:p>
          </table:table-cell>
        </table:table-row>
        <table:table-row table:style-name="TableRow0114">
          <table:table-cell table:style-name="TableCell011400">
            <text:p text:style-name="P45"><text:span text:style-name="T184">7.2</text:span><text:span text:style-name="T185"/></text:p>
          </table:table-cell>
          <table:table-cell table:style-name="TableCell011401">
            <text:p text:style-name="P45"><text:span text:style-name="T186">--- Verificar Sint/Diag en DB</text:span><text:span text:style-name="T187"/></text:p>
          </table:table-cell>
          <table:table-cell table:style-name="TableCell011402">
            <text:p text:style-name="P45"><text:span text:style-name="T187"/></text:p>
          </table:table-cell>
          <table:table-cell table:style-name="TableCell011403">
            <text:p text:style-name="P45"><text:span text:style-name="T187"/></text:p>
          </table:table-cell>
          <table:table-cell table:style-name="TableCell011404">
            <text:p text:style-name="P46"><text:span text:style-name="T188">OK</text:span><text:span text:style-name="T189"/></text:p>
          </table:table-cell>
        </table:table-row>
        <table:table-row table:style-name="TableRow0115">
          <table:table-cell table:style-name="TableCell011500">
            <text:p text:style-name="P48"><text:span text:style-name="T190">8</text:span><text:span text:style-name="T191"/></text:p>
          </table:table-cell>
          <table:table-cell table:style-name="TableCell011501">
            <text:p text:style-name="P48"><text:span text:style-name="T192">–- Verificar estado Turno</text:span><text:span text:style-name="T193"/></text:p>
          </table:table-cell>
          <table:table-cell table:style-name="TableCell011502">
            <text:p text:style-name="P48"><text:span text:style-name="T193"/></text:p>
          </table:table-cell>
          <table:table-cell table:style-name="TableCell011503">
            <text:p text:style-name="P48"><text:span text:style-name="T194">Turno está en estado FINALIZADO.</text:span><text:span text:style-name="T195"/></text:p>
          </table:table-cell>
          <table:table-cell table:style-name="TableCell011504">
            <text:p text:style-name="P49"><text:span text:style-name="T196">OK</text:span><text:span text:style-name="T197"/></text:p>
          </table:table-cell>
        </table:table-row>
        <table:table-row table:style-name="TableRow0116">
          <table:table-cell table:style-name="TableCell011600">
            <text:p text:style-name="P51"><text:span text:style-name="T198">9</text:span><text:span text:style-name="T199"/></text:p>
          </table:table-cell>
          <table:table-cell table:style-name="TableCell011601">
            <text:p text:style-name="P51"><text:span text:style-name="T200">--- Verificar estado Bono</text:span><text:span text:style-name="T201"/></text:p>
          </table:table-cell>
          <table:table-cell table:style-name="TableCell011602">
            <text:p text:style-name="P51"><text:span text:style-name="T201"/></text:p>
          </table:table-cell>
          <table:table-cell table:style-name="TableCell011603">
            <text:p text:style-name="P51"><text:span text:style-name="T202">Bono utilizado? = SI</text:span></text:p>
            <text:p text:style-name="P51"><text:span text:style-name="T202">Consulta linkeada? = SI</text:span><text:span text:style-name="T203"/></text:p>
          </table:table-cell>
          <table:table-cell table:style-name="TableCell011604">
            <text:p text:style-name="P52"><text:span text:style-name="T204">OK</text:span><text:span text:style-name="T205"/></text:p>
          </table:table-cell>
        </table:table-row>
      </table:table>
      <text:p text:style-name="P54"><text:span text:style-name="T205"/></text:p>
      <text:p text:style-name="P54"><text:span text:style-name="T205"/></text:p>
      <text:p text:style-name="P54"><text:span text:style-name="T206">- FIN PRUEBA #1 -</text:span></text:p>
      <text:p text:style-name="P54"><text:span text:style-name="T207">PRUEBA #2</text:span></text:p>
      <text:p text:style-name="P54"><text:span text:style-name="T208"/></text:p>
      <text:p text:style-name="P54"><text:span text:style-name="T209">TEST:</text:span><text:span text:style-name="T210"><text:s/>Generar 2 turnos. Cancelar uno de ellos. Generar una consulta por el restante que tenga 2 items de sintoma y diagnostico.</text:span></text:p>
      <text:p text:style-name="P54"><text:span text:style-name="T211"/></text:p>
      <table:table table:style-name="Table02">
        <table:table-column table:style-name="TableColumn0200"/>
        <table:table-column table:style-name="TableColumn0201"/>
        <table:table-column table:style-name="TableColumn0202"/>
        <table:table-column table:style-name="TableColumn0203"/>
        <table:table-column table:style-name="TableColumn0204"/>
        <table:table-row table:style-name="TableRow0200">
          <table:table-cell table:style-name="TableCell020000">
            <text:p text:style-name="P56"><text:span text:style-name="T212">#</text:span><text:span text:style-name="T213"/></text:p>
          </table:table-cell>
          <table:table-cell table:style-name="TableCell020001">
            <text:p text:style-name="P56"><text:span text:style-name="T214">Acción</text:span><text:span text:style-name="T215"/></text:p>
          </table:table-cell>
          <table:table-cell table:style-name="TableCell020002">
            <text:p text:style-name="P56"><text:span text:style-name="T216">Detalles</text:span><text:span text:style-name="T217"/></text:p>
          </table:table-cell>
          <table:table-cell table:style-name="TableCell020003">
            <text:p text:style-name="P56"><text:span text:style-name="T218">Comentarios</text:span><text:span text:style-name="T219"/></text:p>
          </table:table-cell>
          <table:table-cell table:style-name="TableCell020004">
            <text:p text:style-name="P56"><text:span text:style-name="T220">Res.</text:span><text:span text:style-name="T221"/></text:p>
          </table:table-cell>
        </table:table-row>
        <table:table-row table:style-name="TableRow0201">
          <table:table-cell table:style-name="TableCell020100">
            <text:p text:style-name="P59"><text:span text:style-name="T222">1</text:span><text:span text:style-name="T223"/></text:p>
          </table:table-cell>
          <table:table-cell table:style-name="TableCell020101">
            <text:p text:style-name="P59"><text:span text:style-name="T224">Login (médico 1)</text:span><text:span text:style-name="T225"/></text:p>
          </table:table-cell>
          <table:table-cell table:style-name="TableCell020102">
            <text:p text:style-name="P59"><text:span text:style-name="T226">N/A</text:span><text:span text:style-name="T227"/></text:p>
          </table:table-cell>
          <table:table-cell table:style-name="TableCell020103">
            <text:p text:style-name="P59"><text:span text:style-name="T228">N/A</text:span><text:span text:style-name="T229"/></text:p>
          </table:table-cell>
          <table:table-cell table:style-name="TableCell020104">
            <text:p text:style-name="P60"><text:span text:style-name="T230">N/A</text:span><text:span text:style-name="T231"/></text:p>
          </table:table-cell>
        </table:table-row>
        <table:table-row table:style-name="TableRow0202">
          <table:table-cell table:style-name="TableCell020200">
            <text:p text:style-name="P62"><text:span text:style-name="T232">2</text:span><text:span text:style-name="T233"/></text:p>
          </table:table-cell>
          <table:table-cell table:style-name="TableCell020201">
            <text:p text:style-name="P62"><text:span text:style-name="T234">Generar Agenda</text:span><text:span text:style-name="T235"/></text:p>
          </table:table-cell>
          <table:table-cell table:style-name="TableCell020202">
            <text:p text:style-name="P62"><text:span text:style-name="T236">N/A</text:span><text:span text:style-name="T237"/></text:p>
          </table:table-cell>
          <table:table-cell table:style-name="TableCell020203">
            <text:p text:style-name="P62"><text:span text:style-name="T238">Realizadoen Prueba #1.</text:span><text:span text:style-name="T239"/></text:p>
          </table:table-cell>
          <table:table-cell table:style-name="TableCell020204">
            <text:p text:style-name="P63"><text:span text:style-name="T240">N/A</text:span><text:span text:style-name="T241"/></text:p>
          </table:table-cell>
        </table:table-row>
        <table:table-row table:style-name="TableRow0203">
          <table:table-cell table:style-name="TableCell020300">
            <text:p text:style-name="P65"><text:span text:style-name="T242">2.1</text:span><text:span text:style-name="T243"/></text:p>
          </table:table-cell>
          <table:table-cell table:style-name="TableCell020301">
            <text:p text:style-name="P65"><text:span text:style-name="T244">--- Verificar Agenda en DB</text:span><text:span text:style-name="T245"/></text:p>
          </table:table-cell>
          <table:table-cell table:style-name="TableCell020302">
            <text:p text:style-name="P65"><text:span text:style-name="T246">N/A</text:span><text:span text:style-name="T247"/></text:p>
          </table:table-cell>
          <table:table-cell table:style-name="TableCell020303">
            <text:p text:style-name="P65"><text:span text:style-name="T248">Realizadoen Prueba #1.</text:span><text:span text:style-name="T249"/></text:p>
          </table:table-cell>
          <table:table-cell table:style-name="TableCell020304">
            <text:p text:style-name="P66"><text:span text:style-name="T250">N/A</text:span><text:span text:style-name="T251"/></text:p>
          </table:table-cell>
        </table:table-row>
        <table:table-row table:style-name="TableRow0204">
          <table:table-cell table:style-name="TableCell020400">
            <text:p text:style-name="P68"><text:span text:style-name="T252">3</text:span><text:span text:style-name="T253"/></text:p>
          </table:table-cell>
          <table:table-cell table:style-name="TableCell020401">
            <text:p text:style-name="P68"><text:span text:style-name="T254">Login (Paciente 301)</text:span><text:span text:style-name="T255"/></text:p>
          </table:table-cell>
          <table:table-cell table:style-name="TableCell020402">
            <text:p text:style-name="P68"><text:span text:style-name="T255"/></text:p>
          </table:table-cell>
          <table:table-cell table:style-name="TableCell020403">
            <text:p text:style-name="P68"><text:span text:style-name="T255"/></text:p>
          </table:table-cell>
          <table:table-cell table:style-name="TableCell020404">
            <text:p text:style-name="P69"><text:span text:style-name="T256">OK</text:span><text:span text:style-name="T257"/></text:p>
          </table:table-cell>
        </table:table-row>
        <table:table-row table:style-name="TableRow0205">
          <table:table-cell table:style-name="TableCell020500">
            <text:p text:style-name="P71"><text:span text:style-name="T258">4</text:span><text:span text:style-name="T259"/></text:p>
          </table:table-cell>
          <table:table-cell table:style-name="TableCell020501">
            <text:p text:style-name="P71"><text:span text:style-name="T260">Comprar Bono Consulta</text:span><text:span text:style-name="T261"/></text:p>
          </table:table-cell>
          <table:table-cell table:style-name="TableCell020502">
            <text:p text:style-name="P71"><text:span text:style-name="T262">Cantidad = 1</text:span><text:span text:style-name="T263"/></text:p>
          </table:table-cell>
          <table:table-cell table:style-name="TableCell020503">
            <text:p text:style-name="P71"><text:span text:style-name="T263"/></text:p>
          </table:table-cell>
          <table:table-cell table:style-name="TableCell020504">
            <text:p text:style-name="P72"><text:span text:style-name="T264">OK</text:span><text:span text:style-name="T265"/></text:p>
          </table:table-cell>
        </table:table-row>
        <table:table-row table:style-name="TableRow0206">
          <table:table-cell table:style-name="TableCell020600">
            <text:p text:style-name="P74"><text:span text:style-name="T266">4.1</text:span><text:span text:style-name="T267"/></text:p>
          </table:table-cell>
          <table:table-cell table:style-name="TableCell020601">
            <text:p text:style-name="P74"><text:span text:style-name="T268">--- Verificar Bonos en DB</text:span><text:span text:style-name="T269"/></text:p>
          </table:table-cell>
          <table:table-cell table:style-name="TableCell020602">
            <text:p text:style-name="P74"><text:span text:style-name="T269"/></text:p>
          </table:table-cell>
          <table:table-cell table:style-name="TableCell020603">
            <text:p text:style-name="P74"><text:span text:style-name="T269"/></text:p>
          </table:table-cell>
          <table:table-cell table:style-name="TableCell020604">
            <text:p text:style-name="P75"><text:span text:style-name="T270">OK</text:span><text:span text:style-name="T271"/></text:p>
          </table:table-cell>
        </table:table-row>
        <table:table-row table:style-name="TableRow0207">
          <table:table-cell table:style-name="TableCell020700">
            <text:p text:style-name="P77"><text:span text:style-name="T272">5</text:span><text:span text:style-name="T273"/></text:p>
          </table:table-cell>
          <table:table-cell table:style-name="TableCell020701">
            <text:p text:style-name="P77"><text:span text:style-name="T274">Generar Turno</text:span><text:span text:style-name="T275"/></text:p>
          </table:table-cell>
          <table:table-cell table:style-name="TableCell020702">
            <text:p text:style-name="P77"><text:span text:style-name="T276">Con médico = 1</text:span></text:p>
            <text:p text:style-name="P77"><text:span text:style-name="T276">fecha = 25/ENE/2016 10:00</text:span><text:span text:style-name="T277"/></text:p>
          </table:table-cell>
          <table:table-cell table:style-name="TableCell020703">
            <text:p text:style-name="P77"><text:span text:style-name="T277"/></text:p>
          </table:table-cell>
          <table:table-cell table:style-name="TableCell020704">
            <text:p text:style-name="P78"><text:span text:style-name="T278">OK</text:span><text:span text:style-name="T279"/></text:p>
          </table:table-cell>
        </table:table-row>
        <table:table-row table:style-name="TableRow0208">
          <table:table-cell table:style-name="TableCell020800">
            <text:p text:style-name="P80"><text:span text:style-name="T280">5.1</text:span><text:span text:style-name="T281"/></text:p>
          </table:table-cell>
          <table:table-cell table:style-name="TableCell020801">
            <text:p text:style-name="P80"><text:span text:style-name="T282">Generar Turno #2</text:span><text:span text:style-name="T283"/></text:p>
          </table:table-cell>
          <table:table-cell table:style-name="TableCell020802">
            <text:p text:style-name="P80"><text:span text:style-name="T284">Con médico = 1</text:span></text:p>
            <text:p text:style-name="P80"><text:span text:style-name="T284">fecha = 25/ENE/2016 10:30</text:span><text:span text:style-name="T285"/></text:p>
          </table:table-cell>
          <table:table-cell table:style-name="TableCell020803">
            <text:p text:style-name="P80"><text:span text:style-name="T285"/></text:p>
          </table:table-cell>
          <table:table-cell table:style-name="TableCell020804">
            <text:p text:style-name="P81"><text:span text:style-name="T286">OK</text:span><text:span text:style-name="T287"/></text:p>
          </table:table-cell>
        </table:table-row>
        <table:table-row table:style-name="TableRow0209">
          <table:table-cell table:style-name="TableCell020900">
            <text:p text:style-name="P83"><text:span text:style-name="T288">5.2</text:span><text:span text:style-name="T289"/></text:p>
          </table:table-cell>
          <table:table-cell table:style-name="TableCell020901">
            <text:p text:style-name="P83"><text:span text:style-name="T290">--- Verificar Turno en DB</text:span><text:span text:style-name="T291"/></text:p>
          </table:table-cell>
          <table:table-cell table:style-name="TableCell020902">
            <text:p text:style-name="P83"><text:span text:style-name="T291"/></text:p>
          </table:table-cell>
          <table:table-cell table:style-name="TableCell020903">
            <text:p text:style-name="P83"><text:span text:style-name="T291"/></text:p>
          </table:table-cell>
          <table:table-cell table:style-name="TableCell020904">
            <text:p text:style-name="P84"><text:span text:style-name="T292">OK</text:span><text:span text:style-name="T293"/></text:p>
          </table:table-cell>
        </table:table-row>
        <table:table-row table:style-name="TableRow0210">
          <table:table-cell table:style-name="TableCell021000">
            <text:p text:style-name="P86"><text:span text:style-name="T294">5.3</text:span><text:span text:style-name="T295"/></text:p>
          </table:table-cell>
          <table:table-cell table:style-name="TableCell021001">
            <text:p text:style-name="P86"><text:span text:style-name="T296">Cancelar Turno #2</text:span><text:span text:style-name="T297"/></text:p>
          </table:table-cell>
          <table:table-cell table:style-name="TableCell021002">
            <text:p text:style-name="P86"><text:span text:style-name="T297"/></text:p>
          </table:table-cell>
          <table:table-cell table:style-name="TableCell021003">
            <text:p text:style-name="P86"><text:span text:style-name="T297"/></text:p>
          </table:table-cell>
          <table:table-cell table:style-name="TableCell021004">
            <text:p text:style-name="P87"><text:span text:style-name="T298">OK</text:span><text:span text:style-name="T299"/></text:p>
          </table:table-cell>
        </table:table-row>
        <table:table-row table:style-name="TableRow0211">
          <table:table-cell table:style-name="TableCell021100">
            <text:p text:style-name="P89"><text:span text:style-name="T300">5.4</text:span><text:span text:style-name="T301"/></text:p>
          </table:table-cell>
          <table:table-cell table:style-name="TableCell021101">
            <text:p text:style-name="P89"><text:span text:style-name="T302">--- Verificar DB</text:span><text:span text:style-name="T303"/></text:p>
          </table:table-cell>
          <table:table-cell table:style-name="TableCell021102">
            <text:p text:style-name="P89"><text:span text:style-name="T303"/></text:p>
          </table:table-cell>
          <table:table-cell table:style-name="TableCell021103">
            <text:p text:style-name="P89"><text:span text:style-name="T304">Se pone en NULL la ref a la agenda (OK)</text:span></text:p>
            <text:p text:style-name="P89"><text:span text:style-name="T304">El turno queda en estado = 3 (OK)</text:span></text:p>
            <text:p text:style-name="P89"><text:span text:style-name="T305"/></text:p>
          </table:table-cell>
          <table:table-cell table:style-name="TableCell021104">
            <text:p text:style-name="P90"><text:span text:style-name="T306">OK</text:span><text:span text:style-name="T307"/></text:p>
          </table:table-cell>
        </table:table-row>
        <table:table-row table:style-name="TableRow0212">
          <table:table-cell table:style-name="TableCell021200">
            <text:p text:style-name="P92"><text:span text:style-name="T308">6</text:span><text:span text:style-name="T309"/></text:p>
          </table:table-cell>
          <table:table-cell table:style-name="TableCell021201">
            <text:p text:style-name="P92"><text:span text:style-name="T310">Login ADMIN</text:span><text:span text:style-name="T311"/></text:p>
          </table:table-cell>
          <table:table-cell table:style-name="TableCell021202">
            <text:p text:style-name="P92"><text:span text:style-name="T312">fecha = 25/ENE/2016 10:00</text:span><text:span text:style-name="T313"/></text:p>
          </table:table-cell>
          <table:table-cell table:style-name="TableCell021203">
            <text:p text:style-name="P92"><text:span text:style-name="T313"/></text:p>
          </table:table-cell>
          <table:table-cell table:style-name="TableCell021204">
            <text:p text:style-name="P93"><text:span text:style-name="T314">OK</text:span><text:span text:style-name="T315"/></text:p>
          </table:table-cell>
        </table:table-row>
        <table:table-row table:style-name="TableRow0213">
          <table:table-cell table:style-name="TableCell021300">
            <text:p text:style-name="P95"><text:span text:style-name="T316">6.1</text:span><text:span text:style-name="T317"/></text:p>
          </table:table-cell>
          <table:table-cell table:style-name="TableCell021301">
            <text:p text:style-name="P95"><text:span text:style-name="T318">Registrar Llegada<text:s/></text:span><text:span text:style-name="T319"/></text:p>
          </table:table-cell>
          <table:table-cell table:style-name="TableCell021302">
            <text:p text:style-name="P95"><text:span text:style-name="T320">(del paciente = 301)</text:span><text:span text:style-name="T321"/></text:p>
          </table:table-cell>
          <table:table-cell table:style-name="TableCell021303">
            <text:p text:style-name="P95"><text:span text:style-name="T322">turno = 202165</text:span></text:p>
            <text:p text:style-name="P95"><text:span text:style-name="T322">bono = 192094</text:span><text:span text:style-name="T323"/></text:p>
          </table:table-cell>
          <table:table-cell table:style-name="TableCell021304">
            <text:p text:style-name="P96"><text:span text:style-name="T324">OK</text:span><text:span text:style-name="T325"/></text:p>
          </table:table-cell>
        </table:table-row>
        <table:table-row table:style-name="TableRow0214">
          <table:table-cell table:style-name="TableCell021400">
            <text:p text:style-name="P98"><text:span text:style-name="T326">6.2</text:span><text:span text:style-name="T327"/></text:p>
          </table:table-cell>
          <table:table-cell table:style-name="TableCell021401">
            <text:p text:style-name="P98"><text:span text:style-name="T328">–- Verificar Consulta en DB</text:span><text:span text:style-name="T329"/></text:p>
          </table:table-cell>
          <table:table-cell table:style-name="TableCell021402">
            <text:p text:style-name="P98"><text:span text:style-name="T329"/></text:p>
          </table:table-cell>
          <table:table-cell table:style-name="TableCell021403">
            <text:p text:style-name="P98"><text:span text:style-name="T329"/></text:p>
          </table:table-cell>
          <table:table-cell table:style-name="TableCell021404">
            <text:p text:style-name="P99"><text:span text:style-name="T330">OK</text:span><text:span text:style-name="T331"/></text:p>
          </table:table-cell>
        </table:table-row>
        <table:table-row table:style-name="TableRow0215">
          <table:table-cell table:style-name="TableCell021500">
            <text:p text:style-name="P101"><text:span text:style-name="T332">7</text:span><text:span text:style-name="T333"/></text:p>
          </table:table-cell>
          <table:table-cell table:style-name="TableCell021501">
            <text:p text:style-name="P101"><text:span text:style-name="T334">Login (medico 1)</text:span><text:span text:style-name="T335"/></text:p>
          </table:table-cell>
          <table:table-cell table:style-name="TableCell021502">
            <text:p text:style-name="P101"><text:span text:style-name="T335"/></text:p>
          </table:table-cell>
          <table:table-cell table:style-name="TableCell021503">
            <text:p text:style-name="P101"><text:span text:style-name="T335"/></text:p>
          </table:table-cell>
          <table:table-cell table:style-name="TableCell021504">
            <text:p text:style-name="P102"><text:span text:style-name="T336">OK</text:span><text:span text:style-name="T337"/></text:p>
          </table:table-cell>
        </table:table-row>
        <table:table-row table:style-name="TableRow0216">
          <table:table-cell table:style-name="TableCell021600">
            <text:p text:style-name="P104"><text:span text:style-name="T338">7.1</text:span><text:span text:style-name="T339"/></text:p>
          </table:table-cell>
          <table:table-cell table:style-name="TableCell021601">
            <text:p text:style-name="P104"><text:span text:style-name="T340">Registrar Atención</text:span><text:span text:style-name="T341"/></text:p>
          </table:table-cell>
          <table:table-cell table:style-name="TableCell021602">
            <text:p text:style-name="P104"><text:span text:style-name="T342">(usando 2sint/diag)</text:span><text:span text:style-name="T343"/></text:p>
          </table:table-cell>
          <table:table-cell table:style-name="TableCell021603">
            <text:p text:style-name="P104"><text:span text:style-name="T343"/></text:p>
          </table:table-cell>
          <table:table-cell table:style-name="TableCell021604">
            <text:p text:style-name="P105"><text:span text:style-name="T344">OK</text:span><text:span text:style-name="T345"/></text:p>
          </table:table-cell>
        </table:table-row>
        <table:table-row table:style-name="TableRow0217">
          <table:table-cell table:style-name="TableCell021700">
            <text:p text:style-name="P107"><text:span text:style-name="T346">7.2</text:span><text:span text:style-name="T347"/></text:p>
          </table:table-cell>
          <table:table-cell table:style-name="TableCell021701">
            <text:p text:style-name="P107"><text:span text:style-name="T348">--- Verificar Sint/Diag en DB</text:span><text:span text:style-name="T349"/></text:p>
          </table:table-cell>
          <table:table-cell table:style-name="TableCell021702">
            <text:p text:style-name="P107"><text:span text:style-name="T349"/></text:p>
          </table:table-cell>
          <table:table-cell table:style-name="TableCell021703">
            <text:p text:style-name="P107"><text:span text:style-name="T350">Figuran los 2 sint/diag</text:span><text:span text:style-name="T351"/></text:p>
          </table:table-cell>
          <table:table-cell table:style-name="TableCell021704">
            <text:p text:style-name="P108"><text:span text:style-name="T352">OK</text:span><text:span text:style-name="T353"/></text:p>
          </table:table-cell>
        </table:table-row>
        <table:table-row table:style-name="TableRow0218">
          <table:table-cell table:style-name="TableCell021800">
            <text:p text:style-name="P110"><text:span text:style-name="T354">8</text:span><text:span text:style-name="T355"/></text:p>
          </table:table-cell>
          <table:table-cell table:style-name="TableCell021801">
            <text:p text:style-name="P110"><text:span text:style-name="T356">–- Verificar estado Turno</text:span><text:span text:style-name="T357"/></text:p>
          </table:table-cell>
          <table:table-cell table:style-name="TableCell021802">
            <text:p text:style-name="P110"><text:span text:style-name="T357"/></text:p>
          </table:table-cell>
          <table:table-cell table:style-name="TableCell021803">
            <text:p text:style-name="P110"><text:span text:style-name="T358">Estado del Turno? :ok</text:span><text:span text:style-name="T359"/></text:p>
          </table:table-cell>
          <table:table-cell table:style-name="TableCell021804">
            <text:p text:style-name="P111"><text:span text:style-name="T360">OK</text:span><text:span text:style-name="T361"/></text:p>
          </table:table-cell>
        </table:table-row>
        <table:table-row table:style-name="TableRow0219">
          <table:table-cell table:style-name="TableCell021900">
            <text:p text:style-name="P113"><text:span text:style-name="T362">9</text:span><text:span text:style-name="T363"/></text:p>
          </table:table-cell>
          <table:table-cell table:style-name="TableCell021901">
            <text:p text:style-name="P113"><text:span text:style-name="T364">--- Verificar estado Bono</text:span><text:span text:style-name="T365"/></text:p>
          </table:table-cell>
          <table:table-cell table:style-name="TableCell021902">
            <text:p text:style-name="P113"><text:span text:style-name="T365"/></text:p>
          </table:table-cell>
          <table:table-cell table:style-name="TableCell021903">
            <text:p text:style-name="P113"><text:span text:style-name="T366">Bono utilizado? =si</text:span></text:p>
            <text:p text:style-name="P113"><text:span text:style-name="T366">Consulta linkeada? =si</text:span><text:span text:style-name="T367"/></text:p>
          </table:table-cell>
          <table:table-cell table:style-name="TableCell021904">
            <text:p text:style-name="P114"><text:span text:style-name="T368">OK</text:span><text:span text:style-name="T369"/></text:p>
          </table:table-cell>
        </table:table-row>
      </table:table>
      <text:p text:style-name="P116"><text:span text:style-name="T369"/></text:p>
      <text:p text:style-name="P116"><text:span text:style-name="T370">- FIN PRUEBA #2 -</text:span></text:p>
      <text:p text:style-name="P116"><text:span text:style-name="T371"/></text:p>
      <text:p text:style-name="P116"><text:span text:style-name="T372">PRUEBA #3</text:span></text:p>
      <text:p text:style-name="P116"><text:span text:style-name="T373"/></text:p>
      <text:p text:style-name="P116"><text:span text:style-name="T374">TEST:</text:span><text:span text:style-name="T375"><text:s/>Cancelación de Turnos por parte del Medico.</text:span></text:p>
      <text:p text:style-name="P116"><text:span text:style-name="T376"/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row table:style-name="TableRow0300">
          <table:table-cell table:style-name="TableCell030000">
            <text:p text:style-name="P118"><text:span text:style-name="T377">#</text:span><text:span text:style-name="T378"/></text:p>
          </table:table-cell>
          <table:table-cell table:style-name="TableCell030001">
            <text:p text:style-name="P118"><text:span text:style-name="T379">Acción</text:span><text:span text:style-name="T380"/></text:p>
          </table:table-cell>
          <table:table-cell table:style-name="TableCell030002">
            <text:p text:style-name="P118"><text:span text:style-name="T381">Detalles</text:span><text:span text:style-name="T382"/></text:p>
          </table:table-cell>
          <table:table-cell table:style-name="TableCell030003">
            <text:p text:style-name="P118"><text:span text:style-name="T383">Comentarios</text:span><text:span text:style-name="T384"/></text:p>
          </table:table-cell>
          <table:table-cell table:style-name="TableCell030004">
            <text:p text:style-name="P118"><text:span text:style-name="T385">Res.</text:span><text:span text:style-name="T386"/></text:p>
          </table:table-cell>
        </table:table-row>
        <table:table-row table:style-name="TableRow0301">
          <table:table-cell table:style-name="TableCell030100">
            <text:p text:style-name="P121"><text:span text:style-name="T387">1</text:span><text:span text:style-name="T388"/></text:p>
          </table:table-cell>
          <table:table-cell table:style-name="TableCell030101">
            <text:p text:style-name="P121"><text:span text:style-name="T389">Login (médico 2)</text:span><text:span text:style-name="T390"/></text:p>
          </table:table-cell>
          <table:table-cell table:style-name="TableCell030102">
            <text:p text:style-name="P121"><text:span text:style-name="T390"/></text:p>
          </table:table-cell>
          <table:table-cell table:style-name="TableCell030103">
            <text:p text:style-name="P121"><text:span text:style-name="T391">N/A</text:span><text:span text:style-name="T392"/></text:p>
          </table:table-cell>
          <table:table-cell table:style-name="TableCell030104">
            <text:p text:style-name="P122"><text:span text:style-name="T393">N/A</text:span><text:span text:style-name="T394"/></text:p>
          </table:table-cell>
        </table:table-row>
        <table:table-row table:style-name="TableRow0302">
          <table:table-cell table:style-name="TableCell030200">
            <text:p text:style-name="P124"><text:span text:style-name="T395">2</text:span><text:span text:style-name="T396"/></text:p>
          </table:table-cell>
          <table:table-cell table:style-name="TableCell030201">
            <text:p text:style-name="P124"><text:span text:style-name="T397">Generar Agenda (médico 2)</text:span><text:span text:style-name="T398"/></text:p>
          </table:table-cell>
          <table:table-cell table:style-name="TableCell030202">
            <text:p text:style-name="P124"><text:span text:style-name="T399"><text:s/></text:span><text:span text:style-name="T400"/></text:p>
          </table:table-cell>
          <table:table-cell table:style-name="TableCell030203">
            <text:p text:style-name="P124"><text:span text:style-name="T401">N/A</text:span><text:span text:style-name="T402"/></text:p>
          </table:table-cell>
          <table:table-cell table:style-name="TableCell030204">
            <text:p text:style-name="P125"><text:span text:style-name="T403">N/A</text:span><text:span text:style-name="T404"/></text:p>
          </table:table-cell>
        </table:table-row>
        <table:table-row table:style-name="TableRow0303">
          <table:table-cell table:style-name="TableCell030300">
            <text:p text:style-name="P127"><text:span text:style-name="T405">2.1</text:span><text:span text:style-name="T406"/></text:p>
          </table:table-cell>
          <table:table-cell table:style-name="TableCell030301">
            <text:p text:style-name="P127"><text:span text:style-name="T407">--- Verificar Agenda en DB</text:span><text:span text:style-name="T408"/></text:p>
          </table:table-cell>
          <table:table-cell table:style-name="TableCell030302">
            <text:p text:style-name="P127"><text:span text:style-name="T408"/></text:p>
          </table:table-cell>
          <table:table-cell table:style-name="TableCell030303">
            <text:p text:style-name="P127"><text:span text:style-name="T409">N/A</text:span><text:span text:style-name="T410"/></text:p>
          </table:table-cell>
          <table:table-cell table:style-name="TableCell030304">
            <text:p text:style-name="P128"><text:span text:style-name="T411">N/A</text:span><text:span text:style-name="T412"/></text:p>
          </table:table-cell>
        </table:table-row>
        <table:table-row table:style-name="TableRow0304">
          <table:table-cell table:style-name="TableCell030400">
            <text:p text:style-name="P130"><text:span text:style-name="T413">3</text:span><text:span text:style-name="T414"/></text:p>
          </table:table-cell>
          <table:table-cell table:style-name="TableCell030401">
            <text:p text:style-name="P130"><text:span text:style-name="T415">Login (Paciente 1001)</text:span><text:span text:style-name="T416"/></text:p>
          </table:table-cell>
          <table:table-cell table:style-name="TableCell030402">
            <text:p text:style-name="P130"><text:span text:style-name="T416"/></text:p>
          </table:table-cell>
          <table:table-cell table:style-name="TableCell030403">
            <text:p text:style-name="P130"><text:span text:style-name="T416"/></text:p>
          </table:table-cell>
          <table:table-cell table:style-name="TableCell030404">
            <text:p text:style-name="P131"><text:span text:style-name="T417">OK</text:span><text:span text:style-name="T418"/></text:p>
          </table:table-cell>
        </table:table-row>
        <table:table-row table:style-name="TableRow0305">
          <table:table-cell table:style-name="TableCell030500">
            <text:p text:style-name="P133"><text:span text:style-name="T419">4</text:span><text:span text:style-name="T420"/></text:p>
          </table:table-cell>
          <table:table-cell table:style-name="TableCell030501">
            <text:p text:style-name="P133"><text:span text:style-name="T421">Comprar Bono Consulta</text:span><text:span text:style-name="T422"/></text:p>
          </table:table-cell>
          <table:table-cell table:style-name="TableCell030502">
            <text:p text:style-name="P133"><text:span text:style-name="T423">Cantidad = 1</text:span><text:span text:style-name="T424"/></text:p>
          </table:table-cell>
          <table:table-cell table:style-name="TableCell030503">
            <text:p text:style-name="P133"><text:span text:style-name="T425">Costo = 39</text:span><text:span text:style-name="T426"/></text:p>
          </table:table-cell>
          <table:table-cell table:style-name="TableCell030504">
            <text:p text:style-name="P134"><text:span text:style-name="T427">OK</text:span><text:span text:style-name="T428"/></text:p>
          </table:table-cell>
        </table:table-row>
        <table:table-row table:style-name="TableRow0306">
          <table:table-cell table:style-name="TableCell030600">
            <text:p text:style-name="P136"><text:span text:style-name="T429">4.1</text:span><text:span text:style-name="T430"/></text:p>
          </table:table-cell>
          <table:table-cell table:style-name="TableCell030601">
            <text:p text:style-name="P136"><text:span text:style-name="T431">--- Verificar Bonos en DB</text:span><text:span text:style-name="T432"/></text:p>
          </table:table-cell>
          <table:table-cell table:style-name="TableCell030602">
            <text:p text:style-name="P136"><text:span text:style-name="T432"/></text:p>
          </table:table-cell>
          <table:table-cell table:style-name="TableCell030603">
            <text:p text:style-name="P136"><text:span text:style-name="T432"/></text:p>
          </table:table-cell>
          <table:table-cell table:style-name="TableCell030604">
            <text:p text:style-name="P137"><text:span text:style-name="T433">OK</text:span><text:span text:style-name="T434"/></text:p>
          </table:table-cell>
        </table:table-row>
        <table:table-row table:style-name="TableRow0307">
          <table:table-cell table:style-name="TableCell030700">
            <text:p text:style-name="P139"><text:span text:style-name="T435">5</text:span><text:span text:style-name="T436"/></text:p>
          </table:table-cell>
          <table:table-cell table:style-name="TableCell030701">
            <text:p text:style-name="P139"><text:span text:style-name="T437">Generar Turno</text:span><text:span text:style-name="T438"/></text:p>
          </table:table-cell>
          <table:table-cell table:style-name="TableCell030702">
            <text:p text:style-name="P139"><text:span text:style-name="T439">Con médico = 2</text:span><text:span text:style-name="T440"/></text:p>
          </table:table-cell>
          <table:table-cell table:style-name="TableCell030703">
            <text:p text:style-name="P139"><text:span text:style-name="T441">fecha = 26/ENE 13:00</text:span><text:span text:style-name="T442"/></text:p>
          </table:table-cell>
          <table:table-cell table:style-name="TableCell030704">
            <text:p text:style-name="P140"><text:span text:style-name="T443">OK</text:span><text:span text:style-name="T444"/></text:p>
          </table:table-cell>
        </table:table-row>
        <table:table-row table:style-name="TableRow0308">
          <table:table-cell table:style-name="TableCell030800">
            <text:p text:style-name="P142"><text:span text:style-name="T445">5.1</text:span><text:span text:style-name="T446"/></text:p>
          </table:table-cell>
          <table:table-cell table:style-name="TableCell030801">
            <text:p text:style-name="P142"><text:span text:style-name="T447">--- Verificar Turno en DB</text:span><text:span text:style-name="T448"/></text:p>
          </table:table-cell>
          <table:table-cell table:style-name="TableCell030802">
            <text:p text:style-name="P142"><text:span text:style-name="T448"/></text:p>
          </table:table-cell>
          <table:table-cell table:style-name="TableCell030803">
            <text:p text:style-name="P142"><text:span text:style-name="T448"/></text:p>
          </table:table-cell>
          <table:table-cell table:style-name="TableCell030804">
            <text:p text:style-name="P143"><text:span text:style-name="T449">OK</text:span><text:span text:style-name="T450"/></text:p>
          </table:table-cell>
        </table:table-row>
        <table:table-row table:style-name="TableRow0309">
          <table:table-cell table:style-name="TableCell030900">
            <text:p text:style-name="P145"><text:span text:style-name="T451">6</text:span><text:span text:style-name="T452"/></text:p>
          </table:table-cell>
          <table:table-cell table:style-name="TableCell030901">
            <text:p text:style-name="P145"><text:span text:style-name="T453">Login (medico 2)</text:span><text:span text:style-name="T454"/></text:p>
          </table:table-cell>
          <table:table-cell table:style-name="TableCell030902">
            <text:p text:style-name="P145"><text:span text:style-name="T454"/></text:p>
          </table:table-cell>
          <table:table-cell table:style-name="TableCell030903">
            <text:p text:style-name="P145"><text:span text:style-name="T454"/></text:p>
          </table:table-cell>
          <table:table-cell table:style-name="TableCell030904">
            <text:p text:style-name="P146"><text:span text:style-name="T455">OK</text:span><text:span text:style-name="T456"/></text:p>
          </table:table-cell>
        </table:table-row>
        <table:table-row table:style-name="TableRow0310">
          <table:table-cell table:style-name="TableCell031000">
            <text:p text:style-name="P148"><text:span text:style-name="T457">7.1</text:span><text:span text:style-name="T458"/></text:p>
          </table:table-cell>
          <table:table-cell table:style-name="TableCell031001">
            <text:p text:style-name="P148"><text:span text:style-name="T459">CancelarAtención</text:span><text:span text:style-name="T460"/></text:p>
          </table:table-cell>
          <table:table-cell table:style-name="TableCell031002">
            <text:p text:style-name="P148"><text:span text:style-name="T460"/></text:p>
          </table:table-cell>
          <table:table-cell table:style-name="TableCell031003">
            <text:p text:style-name="P148"><text:span text:style-name="T461">Se cancela for día (26/ENE)</text:span><text:span text:style-name="T462"/></text:p>
          </table:table-cell>
          <table:table-cell table:style-name="TableCell031004">
            <text:p text:style-name="P149"><text:span text:style-name="T463">OK</text:span><text:span text:style-name="T464"/></text:p>
          </table:table-cell>
        </table:table-row>
        <table:table-row table:style-name="TableRow0311">
          <table:table-cell table:style-name="TableCell031100">
            <text:p text:style-name="P151"><text:span text:style-name="T465">7.2</text:span><text:span text:style-name="T466"/></text:p>
          </table:table-cell>
          <table:table-cell table:style-name="TableCell031101">
            <text:p text:style-name="P151"><text:span text:style-name="T467">--- Verificar en DB</text:span><text:span text:style-name="T468"/></text:p>
          </table:table-cell>
          <table:table-cell table:style-name="TableCell031102">
            <text:p text:style-name="P151"><text:span text:style-name="T468"/></text:p>
          </table:table-cell>
          <table:table-cell table:style-name="TableCell031103">
            <text:p text:style-name="P151"><text:span text:style-name="T468"/></text:p>
          </table:table-cell>
          <table:table-cell table:style-name="TableCell031104">
            <text:p text:style-name="P152"><text:span text:style-name="T469">OK</text:span><text:span text:style-name="T470"/></text:p>
          </table:table-cell>
        </table:table-row>
        <table:table-row table:style-name="TableRow0312">
          <table:table-cell table:style-name="TableCell031200">
            <text:p text:style-name="P154"><text:span text:style-name="T471">8</text:span><text:span text:style-name="T472"/></text:p>
          </table:table-cell>
          <table:table-cell table:style-name="TableCell031201">
            <text:p text:style-name="P154"><text:span text:style-name="T473">–- Verificar estado Turno</text:span><text:span text:style-name="T474"/></text:p>
          </table:table-cell>
          <table:table-cell table:style-name="TableCell031202">
            <text:p text:style-name="P154"><text:span text:style-name="T474"/></text:p>
          </table:table-cell>
          <table:table-cell table:style-name="TableCell031203">
            <text:p text:style-name="P154"><text:span text:style-name="T475">Turno está en estado 4.</text:span><text:span text:style-name="T476"/></text:p>
          </table:table-cell>
          <table:table-cell table:style-name="TableCell031204">
            <text:p text:style-name="P155"><text:span text:style-name="T477">OK</text:span><text:span text:style-name="T478"/></text:p>
          </table:table-cell>
        </table:table-row>
        <table:table-row table:style-name="TableRow0313">
          <table:table-cell table:style-name="TableCell031300">
            <text:p text:style-name="P157"><text:span text:style-name="T479">9</text:span><text:span text:style-name="T480"/></text:p>
          </table:table-cell>
          <table:table-cell table:style-name="TableCell031301">
            <text:p text:style-name="P157"><text:span text:style-name="T481">--- Verificar estado de la Agenda</text:span><text:span text:style-name="T482"/></text:p>
          </table:table-cell>
          <table:table-cell table:style-name="TableCell031302">
            <text:p text:style-name="P157"><text:span text:style-name="T482"/></text:p>
          </table:table-cell>
          <table:table-cell table:style-name="TableCell031303">
            <text:p text:style-name="P157"><text:span text:style-name="T483">Las entradas del día eliminado fueron seteados<text:s text:c="2"/>con fecha = NULL</text:span><text:span text:style-name="T484"/></text:p>
          </table:table-cell>
          <table:table-cell table:style-name="TableCell031304">
            <text:p text:style-name="P158"><text:span text:style-name="T485">OK</text:span><text:span text:style-name="T486"/></text:p>
          </table:table-cell>
        </table:table-row>
      </table:table>
      <text:p text:style-name="P160"><text:span text:style-name="T486"/></text:p>
      <text:p text:style-name="P160"><text:span text:style-name="T486"/></text:p>
      <text:p text:style-name="P160"><text:span text:style-name="T487">- FIN PRUEBA #3 -</text:span></text:p>
      <text:p text:style-name="P160"><text:span text:style-name="T488"/></text:p>
      <text:p text:style-name="P160"><text:span text:style-name="T489">PRUEBA #4<text:tab/><text:tab/>----<text:tab/>[CORREGIDO] , Ahora está OK.</text:span></text:p>
      <text:p text:style-name="P160"><text:span text:style-name="T490"/></text:p>
      <text:p text:style-name="P160"><text:span text:style-name="T491">Hay nombres de usuarios que tienen espacios.</text:span></text:p>
      <text:p text:style-name="P160"><text:span text:style-name="T492">NO ES POSIBLE LOGUEARSE CON ESOS USUARIOS.</text:span></text:p>
      <text:p text:style-name="P160"><text:span text:style-name="T493"/></text:p>
      <text:p text:style-name="P160"><text:span text:style-name="T494">Propongo que usemos sólo el DNI como user/pass…….. no hizo falta, se corrigió el username &amp; pass.</text:span></text:p>
      <text:p text:style-name="P160"><text:span text:style-name="T495"/></text:p>
      <text:p text:style-name="P160"><text:span text:style-name="T495"/></text:p>
      <text:p text:style-name="P160"><text:span text:style-name="T495"/></text:p>
      <text:p text:style-name="P160"><text:span text:style-name="T496">PRUEBA #5</text:span></text:p>
      <text:p text:style-name="P160"><text:span text:style-name="T497"/></text:p>
      <text:p text:style-name="P160"><text:span text:style-name="T498">Al hacer 3 logins incorrectos, el usuario se bloquea, esto está OK.</text:span></text:p>
      <text:p text:style-name="P160"><text:span text:style-name="T498">Sin embargo, el TP pide que esos logins sean ‘en cualquier momento’, por lo tanto debe reflejar el login fallido en el cvampo usu_login_fallido de la tabla usuario.</text:span></text:p>
      <text:p text:style-name="P160"><text:span text:style-name="T498">Cuando ese campo llega a 3, debería bloquearse el usuario.</text:span></text:p>
      <text:p text:style-name="P160"><text:span text:style-name="T499"/></text:p>
      <text:p text:style-name="P160"><text:span text:style-name="T499"/></text:p>
      <text:p text:style-name="P160"><text:span text:style-name="T500">PRUEBA #11 ………………………………. [OK]</text:span></text:p>
      <text:p text:style-name="P160"><text:span text:style-name="T501">Uso de un bono por parte de un familiar (que no compró el bono).</text:span></text:p>
      <text:p text:style-name="P160"><text:span text:style-name="T502"/></text:p>
      <text:p text:style-name="P160"><text:span text:style-name="T503">1) Agregué 2 familiares al Afiliado #201.<text:tab/><text:tab/><text:tab/><text:tab/>[OK]</text:span></text:p>
      <text:p text:style-name="P160"><text:span text:style-name="T503">2) compré 1 bono a nombre del #201.<text:tab/><text:tab/><text:tab/><text:tab/>[OK]</text:span></text:p>
      <text:p text:style-name="P160"><text:span text:style-name="T503">3) Registré un turno para el #202.<text:tab/><text:tab/><text:tab/><text:tab/><text:tab/>[OK]</text:span></text:p>
      <text:p text:style-name="P160"><text:span text:style-name="T503">4) se registró la consulta usando el bono comprado por el #201.<text:tab/>[OK]</text:span></text:p>
      <text:p text:style-name="P160"><text:span text:style-name="T504"/></text:p>
      <text:p text:style-name="P160"><text:span text:style-name="T505">Hice algo similar haciendo que quien compre el bono no sea titular ...</text:span></text:p>
      <text:p text:style-name="P160"><text:span text:style-name="T506"/></text:p>
      <text:p text:style-name="P160"><text:span text:style-name="T507">1) compré bono a nombre del #202.<text:tab/><text:tab/><text:tab/>[OK]</text:span></text:p>
      <text:p text:style-name="P160"><text:span text:style-name="T507">2) generé turno y consulta para el #203.<text:s text:c="9"/><text:tab/>[OK]</text:span></text:p>
      <text:p text:style-name="P160"><text:span text:style-name="T508"/></text:p>
      <text:p text:style-name="P160"><text:span text:style-name="T509">Fui revisando los valores en la Base y parece todo OK.</text:span></text:p>
      <text:p text:style-name="P160"><text:span text:style-name="T510"/></text:p>
      <text:p text:style-name="P160"><text:span text:style-name="T510"/></text:p>
      <text:p text:style-name="P160"><text:span text:style-name="T511">PRUEBA #12 ………………………………. [OK]</text:span></text:p>
      <text:p text:style-name="P160"><text:span text:style-name="T512">Uso de un bono para otro Plan para el que fue comprado (No deberia poderse hacer esto).</text:span></text:p>
      <text:p text:style-name="P160"><text:span text:style-name="T513"/></text:p>
      <text:p text:style-name="P160"><text:span text:style-name="T514">a) Use el Afiliado #1001. </text:span></text:p>
      <text:p text:style-name="P160"><text:span text:style-name="T514">b) Compré un bono de consulta para el #1001.<text:tab/><text:tab/><text:tab/><text:tab/><text:tab/><text:tab/>[OK]</text:span></text:p>
      <text:p text:style-name="P160"><text:span text:style-name="T514">c) Lo pasé del plan 140 al 150.<text:tab/><text:tab/><text:tab/><text:tab/><text:tab/><text:tab/><text:tab/><text:tab/>[OK]</text:span></text:p>
      <text:p text:style-name="P160"><text:span text:style-name="T514">d) Generé un turno.<text:tab/><text:tab/><text:tab/><text:tab/><text:tab/><text:tab/><text:tab/><text:tab/><text:tab/><text:tab/>[OK]</text:span></text:p>
      <text:p text:style-name="P160"><text:span text:style-name="T514">e) Registro la llegada y correctamente no me lista el bono que compré con el otro plan.<text:tab/>[OK]</text:span></text:p>
      <text:p text:style-name="P160"><text:span text:style-name="T515"/></text:p>
      <text:p text:style-name="P160"><text:span text:style-name="T515"/></text:p>
      <text:p text:style-name="P160"><text:span text:style-name="T516">PRUEBA #14</text:span></text:p>
      <text:p text:style-name="P160"><text:span text:style-name="T517">Verificar que un turno se cancela con la baja del afiliado que lo generó.</text:span></text:p>
      <text:p text:style-name="P160"><text:span text:style-name="T518"/></text:p>
      <text:p text:style-name="P160"><text:span text:style-name="T519">1) Generé Agendas de la siguiente manera </text:span></text:p>
      <text:p text:style-name="P160"><text:span text:style-name="T519">medico 1<text:tab/>Enero<text:tab/><text:tab/>Lu 08:00 – 10:00</text:span></text:p>
      <text:p text:style-name="P160"><text:span text:style-name="T519">medico 3<text:tab/>Marzo<text:tab/><text:tab/>Lu 08:00 – 10:00</text:span></text:p>
      <text:p text:style-name="P160"><text:span text:style-name="T519">medico 5<text:tab/>Mayo<text:tab/><text:tab/>Lu 08:00 – 10:00</text:span></text:p>
      <text:p text:style-name="P160"><text:span text:style-name="T519">medico 7<text:tab/>Julio<text:tab/><text:tab/>Lu 08:00 – 10:00</text:span></text:p>
      <text:p text:style-name="P160"><text:span text:style-name="T519">2) Generé turnos para el Afiliado #86501 en estas fechas:</text:span></text:p>
      <text:p text:style-name="P160"><text:span text:style-name="T520"/></text:p>
      <text:p text:style-name="P160"><text:span text:style-name="T521">28/ENE 08:00</text:span></text:p>
      <text:p text:style-name="P160"><text:span text:style-name="T521">28/MAR 08:00</text:span></text:p>
      <text:p text:style-name="P160"><text:span text:style-name="T521">30/MAY 08:00</text:span></text:p>
      <text:p text:style-name="P160"><text:span text:style-name="T521">25/JUL 08:00</text:span></text:p>
      <text:p text:style-name="P160"><text:span text:style-name="T522"/></text:p>
      <text:p text:style-name="P160"><text:span text:style-name="T523">3) Eliminé el Afiliado #86501. Verifiqué en base de datos y está en activo=FALSE.<text:tab/>[OK]</text:span></text:p>
      <text:p text:style-name="P160"><text:span text:style-name="T524"/></text:p>
      <text:p text:style-name="P160"><text:span text:style-name="T525">4) Al verificar los turnos en la base, figuran en status = 0 (RESERVADOS).<text:tab/></text:span><text:span text:style-name="T526">[ERROR]</text:span></text:p>
      <text:p text:style-name="P160"><text:span text:style-name="T527"/></text:p>
      <text:p text:style-name="P160"><text:span text:style-name="T528">5) Intento pedir un turno para el Afiliado #101 en dia 25/JUL 08:00 , pero no figura como disponible.<text:tab/><text:tab/></text:span><text:span text:style-name="T529">[ERROR]</text:span></text:p>
      <text:p text:style-name="P160"><text:span text:style-name="T530"/></text:p>
      <text:p text:style-name="P160"><text:span text:style-name="T530"/></text:p>
      <text:p text:style-name="P160"><text:span text:style-name="T531">-fin-</text:span></text:p>
      <text:p text:style-name="P160"><text:span text:style-name="T532"/></text:p>
      <text:p text:style-name="P160"><text:span text:style-name="T532"/></text:p>
      <text:p text:style-name="P160"><text:span text:style-name="T533">PRUEBA #15</text:span></text:p>
      <text:p text:style-name="P160"><text:span text:style-name="T534">Listados Estadísticos</text:span></text:p>
      <text:p text:style-name="P160"><text:span text:style-name="T535"/></text:p>
      <text:p text:style-name="P160"><text:span text:style-name="T536">En ‘Profesionales más consultados por Plan’ creo que<text:s/></text:span><text:span text:style-name="T537">debería listar a un profesional por plan.</text:span></text:p>
      <text:p text:style-name="P160"><text:span text:style-name="T538"/></text:p>
      <text:p text:style-name="P160"><text:span text:style-name="T539">Los demás parecen estar OK.</text:span></text:p>
      <text:p text:style-name="P160"><text:span text:style-name="T540"/></text:p>
      <text:p text:style-name="P160"><text:span text:style-name="T541">DETALLE: Si pudiesemos agregar las cantidades en los listados …. (pero es un detalle).</text:span></text:p>
      <text:p text:style-name="P160"><text:span text:style-name="T542"/></text:p>
      <text:p text:style-name="P160"><text:span text:style-name="T542"/></text:p>
      <text:p text:style-name="P160"><text:span text:style-name="T542"/></text:p>
      <text:p text:style-name="P160"><text:span text:style-name="T542"/></text:p>
      <text:p text:style-name="P160"><text:span text:style-name="T542"/></text:p>
      <text:p text:style-name="P160"><text:span text:style-name="T543">OTRAS OBSERVACIONES</text:span></text:p>
      <text:p text:style-name="P160"><text:span text:style-name="T544"/></text:p>
      <text:list text:style-name="L161">
        <text:list-item>
          <text:p text:style-name="P161"><text:span text:style-name="T545">El botón en 'Cancelar Atención' debería decir 'Confirmar cancelación'. Es menos confuso. Ahora no recuerdo si sucede lo mismo en la cancelacion por parte del paciente.</text:span></text:p>
        </text:list-item>
        <text:list-item>
          <text:p text:style-name="P161"><text:span text:style-name="T545">Hay veces donde se pide el ingreso del código del médico , pero el textbox sólo dice 'Código' .... quedaría mejor que se explicite a qué código se refiere.</text:span></text:p>
        </text:list-item>
        <text:list-item>
          <text:p text:style-name="P161"><text:span text:style-name="T545">Los turnos migrados tenian status = 0. Debe ser 2.<text:s/></text:span><text:span text:style-name="T546">(CORREGIDO).</text:span></text:p>
        </text:list-item>
      </text:list>
      <text:p text:style-name="P162"><text:span text:style-name="T547"/></text:p>
      <text:p text:style-name="P162"><text:span text:style-name="T547"/></text:p>
      <text:p text:style-name="P162"><text:span text:style-name="T54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